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NODE NUMBER</text:p>
          </table:table-cell>
          <table:table-cell office:value-type="string" calcext:value-type="string">
            <text:p>BETWEENESS</text:p>
          </table:table-cell>
          <table:table-cell office:value-type="string" calcext:value-type="string">
            <text:p>CLOSENES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8" calcext:value-type="float">
            <text:p>32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1" calcext:value-type="float">
            <text:p>3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" calcext:value-type="float">
            <text:p>41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9" calcext:value-type="float">
            <text:p>559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4" calcext:value-type="float">
            <text:p>32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5" calcext:value-type="float">
            <text:p>29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96" calcext:value-type="float">
            <text:p>29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3" calcext:value-type="float">
            <text:p>483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1:03:16.421681561</meta:creation-date>
    <dc:date>2016-06-29T21:30:50.468974600</dc:date>
    <meta:editing-duration>PT4M3S</meta:editing-duration>
    <meta:editing-cycles>2</meta:editing-cycles>
    <meta:generator>LibreOffice/4.2.8.2$Linux_X86_64 LibreOffice_project/420m0$Build-2</meta:generator>
    <meta:document-statistic meta:table-count="1" meta:cell-count="322" meta:object-count="0"/>
  </office:meta>
</office:document-meta>
</file>